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English</text:p>
      <text:p text:style-name="Text_20_body">Known for his expressive and charismatic playing, American oboist Zachary Boeding enjoys an exciting performing career throughout the United States and Canada as an orchestral, solo, and chamber musician.</text:p>
      <text:p text:style-name="Text_20_body">Zachary has been heard as Principal Oboist of Boston’s Discovery Ensemble, and also performed with the Kansas City and Bay Atlantic Symphonies, Symphony in C, and the Tanglewood Music Center Orchestra, under the batons of celebrated conductors such as Charles Dutoit, Hugh Wolff, James Levine, Leonard Slatkin, Michael Stern, and Rafael Frühbeck de Burgos.</text:p>
      <text:p text:style-name="Text_20_body">Zachary was a finalist for the Second Oboe position with Canada’s National Arts Centre Orchestra in Ottawa, ON, and for Principal Oboe with the Nashville Symphony. He was also a semi-finalist for a one-year Second Oboe position with the Saint Louis Symphony.</text:p>
      <text:p text:style-name="Text_20_body">Comfortable as a soloist, Zachary has appeared on stage playing concerti of Haydn, Hertel, and Vivaldi, as well as performed English horn in Sibelius’s <text:span text:style-name="T1">Swan of Tuonela</text:span> with the Tanglewood Music Center Orchestra.</text:p>
      <text:p text:style-name="Text_20_body">Zachary performs regular recitals in Montréal, Boston, Washington D.C., Philadelphia, and Kansas City, his hometown. He has appeared in venues such as the Washington D.C.’s Kennedy Center Millennium Stage, and Boston’s Isabella Stewart Gardner Museum and Jordan Hall. Zachary was also invited to play Elliott Carter’s <text:span text:style-name="T1">Inner Song</text:span> from <text:span text:style-name="T1">Trilogy</text:span> for solo oboe by Philadelphia’s Network for New Music. His wind quintet, <text:span text:style-name="T1">Ventus</text:span>, also played a solo recital in Boston’s Jordan Hall, where they premiered <text:span text:style-name="T1">Tres Poemas</text:span> by composer Andreia Pinto-Correia.</text:p>
      <text:p text:style-name="Text_20_body">A dedicated performer of contemporary music, Zachary worked closely with composer Yehudi Wyner for a performance of his Oboe Quartet, which was received with acclaim by the New York Times; and recorded the English Horn part for John Zorn’s violin concerto <text:span text:style-name="T1">Contes de Fées</text:span>. In addition, he has premiered new works with groups such as Boston Musica Viva, Boston’s New Music Initiative, Center City Opera, and the Peabody Essex Museum’s <text:span text:style-name="T1">Encounters Ensemble</text:span>.</text:p>
      <text:p text:style-name="Text_20_body">Zachary realized his passion for working with young musicians through Discovery Ensemble’s outreach curriculum. He aims to help each student find their own voice, musical or non, by teaching private lessons and coaching chamber music, in addition to performing numerous outreach concerts per year.</text:p>
      <text:p text:style-name="Text_20_body">Currently based in Montréal, Zachary is a Schulich Scholar at McGill University under the tutelage of Theodore Baskin and Jacqueline Leclair. He earned his bachelor’s degree from New England Conservatory of Music in Boston, where he studied with John Ferrillo, principal oboist of the Boston Symphony Orchestra.  Zachary has also worked extensively with Anne Gabrielle, Jonathan Blumenfeld, Barbara Bishop, and Daniel Stolper.</text:p>
      <text:p text:style-name="Text_20_body"/>
      <text:p text:style-name="Text_20_body"/>
      <text:p text:style-name="Text_20_body">Français</text:p>
      <text:p text:style-name="Text_20_body">Connu pour son jeu expressif et charismatique, le hautboïste américain Zachary Boeding est aussi réputé en tant que musicien d'orchestre que dans sa carrière de musique de chambre et soliste.</text:p>
      <text:p text:style-name="Text_20_body">Zachary était Hautbois solo du Discovery Ensemble de Boston et il s’est également produit avec les orchestres symphoniques de Kansas City et Bay Atlantic, le Symphony in C, et l’orchestre du Tanglewood Music Center, dirigés par des chefs d'orchestre de renommée internationale comme Charles Dutoit, Hugh Wolff, James Levine, Leonard Slatkin, Michael Stern, et Rafael Frühbeck de <text:soft-page-break/>Burgos.</text:p>
      <text:p text:style-name="Text_20_body">Zachary a été finaliste aux auditions de l'Orchestre du Centre National des Arts à Ottawa, Ontario, pour le poste de deuxième hautbois et pour celui de hautbois solo du Nashville Symphony. Il a également été demi-finaliste pour le poste de deuxième hautbois du Saint-Louis Symphony Orchestra. </text:p>
      <text:p text:style-name="Text_20_body">En tant que soliste, il a interprété les concertos de Haydn, Hertel, Vivaldi, ainsi que la partie soliste de cor anglais du Cygne de Tuonela de Sibelius avec l’orchestre du Tanglewood Music Centre.</text:p>
      <text:p text:style-name="Text_20_body">Zachary se produit fréquemment en récitals à Montréal, Boston, Washington D.C., Philadelphie, et Kansas City, sa ville d’origine. Il a joué dans des salles telles que le Millennium Stage au Kennedy Centre de Washington D.C., le Kimmel Centre à Philadelphie, et le Musée Isabella Stewart Gardner et Jordan Hall à Boston. Invité par Network for New Music, basé à Philadelphie, il y a interprété <text:span text:style-name="T1">Inner Song</text:span> de <text:span text:style-name="T1">Trilogy</text:span> pour hautbois seul d’Elliot Carter. Son quintette, Ventus, s'est aussi produit en récital à Jordan Hall, où ils ont présenté la création mondiale de <text:span text:style-name="T1">Tres Poemas</text:span> par Andreia Pinto-Correia.</text:p>
      <text:p text:style-name="Text_20_body">Passionné de musique contemporaine, Zachary a travaillé en collaboration avec le compositeur Yehudi Wyner pour l'interprétation de son quatuor pour hautbois et cordes qui a suscité une critique élogieuse du New York Times. Il a aussi enregistré la partition de cor anglais sur <text:span text:style-name="T1">Contes de Fées</text:span>, un concerto pour violon par John Zorn. Zachary a contribué à plusieurs créations en tant que membre d'ensembles tels que Boston Musicia Viva, New Music Initiative de Boston, Centre City Opera, et l’ensemble Encounters au musée Peabody Essex.</text:p>
      <text:p text:style-name="Text_20_body">Zachary a pu transmettre sa passion à de jeunes musiciens en participant entre autres au programme d’accessibilité à la musique du Discovery Ensemble. Son travail y consistait à guider les jeunes dans leur cheminement, musical ou non, en offrant des cours, des répétitions de musique de chambre en plus d’y performer plusieurs concerts par année.</text:p>
      <text:p text:style-name="Text_20_body">Installé à Montréal, Zachary étudie présentement à l’Université McGill avec Theodore Baskin et Jacqueline Leclair. Titulaire d’un baccalauréat en interprétation du New England Conservatory de Boston, il a étudié avec John Ferrillo, hautbois solo du Boston Symphony Orchestra. Zachary a également travaillé étroitement avec Anne Gabrielle, Jonathan Blumenfeld, Barbara Bishop, et Daniel Stolp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han </meta:initial-creator>
    <meta:creation-date>2014-10-17T17:36:20.20</meta:creation-date>
    <dc:date>2014-10-17T21:41:40.62</dc:date>
    <dc:creator>Nathan </dc:creator>
    <meta:editing-duration>PT2H34M58S</meta:editing-duration>
    <meta:editing-cycles>4</meta:editing-cycles>
    <meta:generator>OpenOffice/4.1.0$Win32 OpenOffice.org_project/410m18$Build-9764</meta:generator>
    <meta:document-statistic meta:table-count="0" meta:image-count="0" meta:object-count="0" meta:page-count="2" meta:paragraph-count="18" meta:word-count="875" meta:character-count="5705"/>
  </office:meta>
</office:document-meta>
</file>